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rsid="000425db" officeooo:paragraph-rsid="000425db"/>
    </style:style>
    <style:style style:name="P2" style:family="paragraph" style:parent-style-name="Text_20_body">
      <style:text-properties officeooo:rsid="000425db" officeooo:paragraph-rsid="000425db"/>
    </style:style>
    <style:style style:name="P3" style:family="paragraph" style:parent-style-name="Title">
      <style:text-properties officeooo:rsid="000425db" officeooo:paragraph-rsid="000425db"/>
    </style:style>
    <style:style style:name="P4" style:family="paragraph" style:parent-style-name="Text_20_body">
      <style:text-properties officeooo:rsid="0008b14e" officeooo:paragraph-rsid="0008b14e"/>
    </style:style>
    <style:style style:name="P5" style:family="paragraph" style:parent-style-name="Text_20_body">
      <style:text-properties officeooo:rsid="00099545" officeooo:paragraph-rsid="00099545"/>
    </style:style>
    <style:style style:name="T1" style:family="text">
      <style:text-properties officeooo:rsid="0008b14e"/>
    </style:style>
    <style:style style:name="T2" style:family="text">
      <style:text-properties officeooo:rsid="000995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 Assignment <text:span text:style-name="T2">5</text:span></text:p>
      <text:p text:style-name="P2"/>
      <text:p text:style-name="P1">Group : Léo Camberou 18129107, Maxime Moulard 18129026</text:p>
      <text:p text:style-name="P2"/>
      <text:p text:style-name="P2">In order to do this assignment, we have <text:span text:style-name="T1">used the Facebook API.</text:span></text:p>
      <text:p text:style-name="P2"/>
      <text:p text:style-name="P4">We have implemented the Facebook Login button, which redirect to a web page. This webpage asks you to connect your facebook account. Once you’ve done this, <text:span text:style-name="T2">a new screen appears asking you to confirm your login. </text:span></text:p>
      <text:p text:style-name="P5">After this, you are logged in via Facebook on your app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2T22:30:14.759277155</dc:date>
    <meta:editing-duration>PT28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0" meta:character-count="401" meta:non-whitespace-character-count="335"/>
  </office:meta>
</office:document-meta>
</file>